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4-16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9-18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6-25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4-1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2-19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9-18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6-13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4-04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2-24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6-15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5-03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4-18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4-0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2-01-12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2-02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9-21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8-25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4-27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4-13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3-1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778857142857" calcext:value-type="float">
            <text:p>4.07778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93161290323" calcext:value-type="float">
            <text:p>4.28293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383380645161" calcext:value-type="float">
            <text:p>4.32383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87544" calcext:value-type="float">
            <text:p>4.30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34632258065" calcext:value-type="float">
            <text:p>4.65134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88328" calcext:value-type="float">
            <text:p>4.47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43984" calcext:value-type="float">
            <text:p>4.25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776180645161" calcext:value-type="float">
            <text:p>3.74776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332" calcext:value-type="float">
            <text:p>3.29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71664516129" calcext:value-type="float">
            <text:p>3.01771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55744" calcext:value-type="float">
            <text:p>2.99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387612903226" calcext:value-type="float">
            <text:p>3.11387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936413793103" calcext:value-type="float">
            <text:p>3.189364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627587096774" calcext:value-type="float">
            <text:p>3.43627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696387096774" calcext:value-type="float">
            <text:p>3.60696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69393548387" calcext:value-type="float">
            <text:p>4.26169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2918" calcext:value-type="float">
            <text:p>4.042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103561290323" calcext:value-type="float">
            <text:p>3.59103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06709677419" calcext:value-type="float">
            <text:p>3.04406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09944" calcext:value-type="float">
            <text:p>3.18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80348387097" calcext:value-type="float">
            <text:p>2.96280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10072" calcext:value-type="float">
            <text:p>3.13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87561290323" calcext:value-type="float">
            <text:p>3.07287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71371428571" calcext:value-type="float">
            <text:p>3.58771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899277419355" calcext:value-type="float">
            <text:p>4.37899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74877419355" calcext:value-type="float">
            <text:p>4.71274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77168" calcext:value-type="float">
            <text:p>4.947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444" calcext:value-type="float">
            <text:p>5.33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943690322581" calcext:value-type="float">
            <text:p>5.17943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789935483871" calcext:value-type="float">
            <text:p>4.5778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0536" calcext:value-type="float">
            <text:p>3.93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003483870968" calcext:value-type="float">
            <text:p>3.72003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7232" calcext:value-type="float">
            <text:p>3.77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381703225806" calcext:value-type="float">
            <text:p>3.94381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29066666667" calcext:value-type="float">
            <text:p>5.07729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73818181818" calcext:value-type="float">
            <text:p>5.282738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35446153846" calcext:value-type="float">
            <text:p>4.770354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453909677419" calcext:value-type="float">
            <text:p>4.53453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017316129032" calcext:value-type="float">
            <text:p>4.04017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2624" calcext:value-type="float">
            <text:p>3.7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59432258064" calcext:value-type="float">
            <text:p>3.587594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3064" calcext:value-type="float">
            <text:p>4.026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868941935484" calcext:value-type="float">
            <text:p>4.18868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834285714286" calcext:value-type="float">
            <text:p>4.15834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878477419355" calcext:value-type="float">
            <text:p>4.23878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72335483871" calcext:value-type="float">
            <text:p>4.69372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43848" calcext:value-type="float">
            <text:p>4.70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90735483871" calcext:value-type="float">
            <text:p>4.5090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5104" calcext:value-type="float">
            <text:p>4.26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30722580645" calcext:value-type="float">
            <text:p>4.11730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74488888889" calcext:value-type="float">
            <text:p>3.913744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04528" calcext:value-type="float">
            <text:p>3.47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868206451613" calcext:value-type="float">
            <text:p>3.31868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1088" calcext:value-type="float">
            <text:p>3.25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139729032258" calcext:value-type="float">
            <text:p>3.46139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446317241379" calcext:value-type="float">
            <text:p>3.574463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724180645161" calcext:value-type="float">
            <text:p>3.39724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441806451613" calcext:value-type="float">
            <text:p>4.25441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8768" calcext:value-type="float">
            <text:p>5.1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297651612903" calcext:value-type="float">
            <text:p>5.18297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3736" calcext:value-type="float">
            <text:p>4.84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373548387097" calcext:value-type="float">
            <text:p>4.32373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694606451613" calcext:value-type="float">
            <text:p>3.90694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37088" calcext:value-type="float">
            <text:p>3.61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199587096774" calcext:value-type="float">
            <text:p>3.48199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16312" calcext:value-type="float">
            <text:p>3.55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055483870968" calcext:value-type="float">
            <text:p>4.07055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778442857143" calcext:value-type="float">
            <text:p>4.697784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426116129032" calcext:value-type="float">
            <text:p>4.74426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96490322581" calcext:value-type="float">
            <text:p>4.83196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00032" calcext:value-type="float">
            <text:p>4.75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586916129032" calcext:value-type="float">
            <text:p>4.65586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93104" calcext:value-type="float">
            <text:p>4.43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040735483871" calcext:value-type="float">
            <text:p>4.07040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027793548387" calcext:value-type="float">
            <text:p>3.60027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6928" calcext:value-type="float">
            <text:p>3.35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053316129032" calcext:value-type="float">
            <text:p>3.11053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59616" calcext:value-type="float">
            <text:p>3.70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308258064516" calcext:value-type="float">
            <text:p>3.89308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61471428571" calcext:value-type="float">
            <text:p>3.938614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699819354839" calcext:value-type="float">
            <text:p>3.85699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71664516129" calcext:value-type="float">
            <text:p>4.54171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4536" calcext:value-type="float">
            <text:p>4.72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66503225807" calcext:value-type="float">
            <text:p>4.63266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992" calcext:value-type="float">
            <text:p>4.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38864516129" calcext:value-type="float">
            <text:p>4.20338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04206451613" calcext:value-type="float">
            <text:p>4.29404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88896" calcext:value-type="float">
            <text:p>4.01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91664516129" calcext:value-type="float">
            <text:p>4.23691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72552" calcext:value-type="float">
            <text:p>4.60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642425806452" calcext:value-type="float">
            <text:p>4.74642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732985714286" calcext:value-type="float">
            <text:p>5.197329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668309677419" calcext:value-type="float">
            <text:p>5.68668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54735483871" calcext:value-type="float">
            <text:p>5.95254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7864" calcext:value-type="float">
            <text:p>5.96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19974193548" calcext:value-type="float">
            <text:p>5.96119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7128" calcext:value-type="float">
            <text:p>5.93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903690322581" calcext:value-type="float">
            <text:p>5.78903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76451612903" calcext:value-type="float">
            <text:p>5.39176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63304" calcext:value-type="float">
            <text:p>4.72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479974193548" calcext:value-type="float">
            <text:p>4.28479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55752" calcext:value-type="float">
            <text:p>3.86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299019354839" calcext:value-type="float">
            <text:p>3.79299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950262068965" calcext:value-type="float">
            <text:p>3.9295026206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08095483871" calcext:value-type="float">
            <text:p>3.92080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230116129032" calcext:value-type="float">
            <text:p>4.30230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6808" calcext:value-type="float">
            <text:p>5.29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02270967742" calcext:value-type="float">
            <text:p>5.23302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81688" calcext:value-type="float">
            <text:p>5.00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8145" calcext:value-type="float">
            <text:p>4.6118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6656" calcext:value-type="float">
            <text:p>3.8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556" calcext:value-type="float">
            <text:p>3.43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356387096774" calcext:value-type="float">
            <text:p>3.07356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5256" calcext:value-type="float">
            <text:p>4.53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25024516129" calcext:value-type="float">
            <text:p>5.05250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905228571429" calcext:value-type="float">
            <text:p>5.58905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214593548387" calcext:value-type="float">
            <text:p>5.59214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377987096774" calcext:value-type="float">
            <text:p>5.56377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196" calcext:value-type="float">
            <text:p>5.5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51870967742" calcext:value-type="float">
            <text:p>5.39151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195826086957" calcext:value-type="float">
            <text:p>5.23195826086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355" calcext:value-type="float">
            <text:p>4.745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943251612903" calcext:value-type="float">
            <text:p>4.25943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8536" calcext:value-type="float">
            <text:p>3.73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131625806452" calcext:value-type="float">
            <text:p>3.50131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9112" calcext:value-type="float">
            <text:p>3.50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687742857143" calcext:value-type="float">
            <text:p>3.53687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01135483871" calcext:value-type="float">
            <text:p>3.56901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646606451613" calcext:value-type="float">
            <text:p>3.87646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85848" calcext:value-type="float">
            <text:p>4.01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2584" calcext:value-type="float">
            <text:p>4.78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22167741936" calcext:value-type="float">
            <text:p>4.46522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4958" calcext:value-type="float">
            <text:p>3.85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466438709677" calcext:value-type="float">
            <text:p>3.91466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23208" calcext:value-type="float">
            <text:p>4.19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32903225806" calcext:value-type="float">
            <text:p>4.23032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9036" calcext:value-type="float">
            <text:p>4.47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780622222222" calcext:value-type="float">
            <text:p>4.827806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39070967742" calcext:value-type="float">
            <text:p>5.12939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35508" calcext:value-type="float">
            <text:p>5.14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602477419355" calcext:value-type="float">
            <text:p>5.01602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07752" calcext:value-type="float">
            <text:p>4.83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96593548387" calcext:value-type="float">
            <text:p>4.53296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21367741936" calcext:value-type="float">
            <text:p>4.02021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51896" calcext:value-type="float">
            <text:p>3.62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656516129032" calcext:value-type="float">
            <text:p>3.36656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2564" calcext:value-type="float">
            <text:p>3.24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17248" calcext:value-type="float">
            <text:p>3.741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464827586207" calcext:value-type="float">
            <text:p>4.214648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661574193548" calcext:value-type="float">
            <text:p>4.33661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5608" calcext:value-type="float">
            <text:p>5.09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40464516129" calcext:value-type="float">
            <text:p>5.09340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79048" calcext:value-type="float">
            <text:p>4.927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950141935484" calcext:value-type="float">
            <text:p>4.58950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734477419355" calcext:value-type="float">
            <text:p>4.14734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18312" calcext:value-type="float">
            <text:p>3.88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51824516129" calcext:value-type="float">
            <text:p>3.63518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39303225806" calcext:value-type="float">
            <text:p>3.21839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339612903226" calcext:value-type="float">
            <text:p>3.08339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356266666667" calcext:value-type="float">
            <text:p>3.443562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1588" calcext:value-type="float">
            <text:p>3.56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726425806452" calcext:value-type="float">
            <text:p>3.84726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103621052632" calcext:value-type="float">
            <text:p>4.601036210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5698" calcext:value-type="float">
            <text:p>4.695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9856" calcext:value-type="float">
            <text:p>4.6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236707692308" calcext:value-type="float">
            <text:p>4.402367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5096" calcext:value-type="float">
            <text:p>4.40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53264516129" calcext:value-type="float">
            <text:p>4.59353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169857142857" calcext:value-type="float">
            <text:p>4.88169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65161290323" calcext:value-type="float">
            <text:p>5.0906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69161290323" calcext:value-type="float">
            <text:p>5.02969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8672" calcext:value-type="float">
            <text:p>4.93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262425806452" calcext:value-type="float">
            <text:p>4.82262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94216" calcext:value-type="float">
            <text:p>4.71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42167741936" calcext:value-type="float">
            <text:p>4.54142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699174193548" calcext:value-type="float">
            <text:p>4.29699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57728" calcext:value-type="float">
            <text:p>4.12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655277419355" calcext:value-type="float">
            <text:p>3.90655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7288" calcext:value-type="float">
            <text:p>3.7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46167741935" calcext:value-type="float">
            <text:p>3.718461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966933333333" calcext:value-type="float">
            <text:p>3.619669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4666" calcext:value-type="float">
            <text:p>3.804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24464516129" calcext:value-type="float">
            <text:p>4.19424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99168" calcext:value-type="float">
            <text:p>4.76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446916129032" calcext:value-type="float">
            <text:p>4.88446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0536" calcext:value-type="float">
            <text:p>4.69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755251612903" calcext:value-type="float">
            <text:p>4.45755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751819354839" calcext:value-type="float">
            <text:p>4.20751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71776" calcext:value-type="float">
            <text:p>4.03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487535483871" calcext:value-type="float">
            <text:p>4.00487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59456" calcext:value-type="float">
            <text:p>4.08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028309677419" calcext:value-type="float">
            <text:p>4.01028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88768" calcext:value-type="float">
            <text:p>4.06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286812903226" calcext:value-type="float">
            <text:p>4.19286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327574193548" calcext:value-type="float">
            <text:p>4.28327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1528" calcext:value-type="float">
            <text:p>4.35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18503225807" calcext:value-type="float">
            <text:p>4.22118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50896" calcext:value-type="float">
            <text:p>4.09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35104516129" calcext:value-type="float">
            <text:p>3.9735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37238709677" calcext:value-type="float">
            <text:p>3.86437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4876" calcext:value-type="float">
            <text:p>3.596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59664516129" calcext:value-type="float">
            <text:p>3.58159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0264" calcext:value-type="float">
            <text:p>3.691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806703448276" calcext:value-type="float">
            <text:p>3.558067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183085714286" calcext:value-type="float">
            <text:p>3.87183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282812903226" calcext:value-type="float">
            <text:p>3.87282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39329032258" calcext:value-type="float">
            <text:p>4.19139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4632" calcext:value-type="float">
            <text:p>4.23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407690322581" calcext:value-type="float">
            <text:p>4.20407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4384" calcext:value-type="float">
            <text:p>4.06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419896774193" calcext:value-type="float">
            <text:p>3.804198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61948387097" calcext:value-type="float">
            <text:p>3.39561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1496" calcext:value-type="float">
            <text:p>3.05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640361290323" calcext:value-type="float">
            <text:p>3.10640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33288" calcext:value-type="float">
            <text:p>3.11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198451612903" calcext:value-type="float">
            <text:p>3.34198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438828571428" calcext:value-type="float">
            <text:p>3.3243882857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344180645161" calcext:value-type="float">
            <text:p>3.47344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665083870968" calcext:value-type="float">
            <text:p>4.07665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9984" calcext:value-type="float">
            <text:p>5.11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45135483871" calcext:value-type="float">
            <text:p>5.18445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3632" calcext:value-type="float">
            <text:p>5.1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97264516129" calcext:value-type="float">
            <text:p>5.06597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495509677419" calcext:value-type="float">
            <text:p>4.81495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4392" calcext:value-type="float">
            <text:p>4.42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311096774194" calcext:value-type="float">
            <text:p>4.24311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94" calcext:value-type="float">
            <text:p>4.0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514116129032" calcext:value-type="float">
            <text:p>4.16514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752714285714" calcext:value-type="float">
            <text:p>4.70752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804929032258" calcext:value-type="float">
            <text:p>4.86804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30979310345" calcext:value-type="float">
            <text:p>4.922309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9416" calcext:value-type="float">
            <text:p>4.9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533677419355" calcext:value-type="float">
            <text:p>4.84533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10728" calcext:value-type="float">
            <text:p>4.62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20103225807" calcext:value-type="float">
            <text:p>4.34920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510090322581" calcext:value-type="float">
            <text:p>4.01510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8208" calcext:value-type="float">
            <text:p>3.87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194" calcext:value-type="float">
            <text:p>4.0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1816" calcext:value-type="float">
            <text:p>4.06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574838709677" calcext:value-type="float">
            <text:p>4.20574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299144827586" calcext:value-type="float">
            <text:p>4.542991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29367741935" calcext:value-type="float">
            <text:p>4.660293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29824516129" calcext:value-type="float">
            <text:p>5.08298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804" calcext:value-type="float">
            <text:p>5.03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45238709677" calcext:value-type="float">
            <text:p>4.88545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64296" calcext:value-type="float">
            <text:p>4.65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0996" calcext:value-type="float">
            <text:p>3.65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062" calcext:value-type="float">
            <text:p>3.544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35870967742" calcext:value-type="float">
            <text:p>3.7303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806812903226" calcext:value-type="float">
            <text:p>3.88806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09704" calcext:value-type="float">
            <text:p>3.75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508412903226" calcext:value-type="float">
            <text:p>3.63508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31296" calcext:value-type="float">
            <text:p>3.65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455251612903" calcext:value-type="float">
            <text:p>3.31455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273574193548" calcext:value-type="float">
            <text:p>3.77273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13872" calcext:value-type="float">
            <text:p>3.63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93295483871" calcext:value-type="float">
            <text:p>3.5093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40968" calcext:value-type="float">
            <text:p>3.92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591612903226" calcext:value-type="float">
            <text:p>4.19591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771485714286" calcext:value-type="float">
            <text:p>4.46771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34864516129" calcext:value-type="float">
            <text:p>4.64534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110890322581" calcext:value-type="float">
            <text:p>4.84110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90888" calcext:value-type="float">
            <text:p>4.74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68361290323" calcext:value-type="float">
            <text:p>4.58468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5028" calcext:value-type="float">
            <text:p>4.41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848412903226" calcext:value-type="float">
            <text:p>4.16848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064774193548" calcext:value-type="float">
            <text:p>3.83064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0704" calcext:value-type="float">
            <text:p>3.53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46967741935" calcext:value-type="float">
            <text:p>3.40146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52032" calcext:value-type="float">
            <text:p>3.17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15855483871" calcext:value-type="float">
            <text:p>3.2715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382485714286" calcext:value-type="float">
            <text:p>3.82382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132980645161" calcext:value-type="float">
            <text:p>4.10132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6808" calcext:value-type="float">
            <text:p>4.53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21832258065" calcext:value-type="float">
            <text:p>4.77021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87664" calcext:value-type="float">
            <text:p>4.658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412283870968" calcext:value-type="float">
            <text:p>4.42412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850141935484" calcext:value-type="float">
            <text:p>4.20850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63264" calcext:value-type="float">
            <text:p>4.186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3618" calcext:value-type="float">
            <text:p>4.563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03255" calcext:value-type="float">
            <text:p>4.8903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26752" calcext:value-type="float">
            <text:p>4.79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707225806452" calcext:value-type="float">
            <text:p>4.59707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99888" calcext:value-type="float">
            <text:p>4.32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00567741935" calcext:value-type="float">
            <text:p>3.880005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3336" calcext:value-type="float">
            <text:p>3.76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052077419355" calcext:value-type="float">
            <text:p>3.65052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796" calcext:value-type="float">
            <text:p>3.9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795819354839" calcext:value-type="float">
            <text:p>3.91795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0302" calcext:value-type="float">
            <text:p>3.94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144541935484" calcext:value-type="float">
            <text:p>4.14144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491" calcext:value-type="float">
            <text:p>4.3094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94064516129" calcext:value-type="float">
            <text:p>4.04794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7874" calcext:value-type="float">
            <text:p>3.817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894991304348" calcext:value-type="float">
            <text:p>3.45894991304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36256" calcext:value-type="float">
            <text:p>3.30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985630769231" calcext:value-type="float">
            <text:p>3.949856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13256" calcext:value-type="float">
            <text:p>3.95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567380645161" calcext:value-type="float">
            <text:p>3.80567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51776" calcext:value-type="float">
            <text:p>3.88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148472727273" calcext:value-type="float">
            <text:p>4.051484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39971428571" calcext:value-type="float">
            <text:p>4.12339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10933333333" calcext:value-type="float">
            <text:p>4.346109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1466" calcext:value-type="float">
            <text:p>4.871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559872" calcext:value-type="float">
            <text:p>4.805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685885714286" calcext:value-type="float">
            <text:p>4.47685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830044444445" calcext:value-type="float">
            <text:p>4.23830044444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86608" calcext:value-type="float">
            <text:p>4.11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2848" calcext:value-type="float">
            <text:p>3.90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215716129032" calcext:value-type="float">
            <text:p>3.91215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25489655172" calcext:value-type="float">
            <text:p>4.023254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05574193548" calcext:value-type="float">
            <text:p>4.04705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381651612903" calcext:value-type="float">
            <text:p>4.28381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80072" calcext:value-type="float">
            <text:p>4.52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48464516129" calcext:value-type="float">
            <text:p>4.59048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56504" calcext:value-type="float">
            <text:p>4.36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52129032258" calcext:value-type="float">
            <text:p>4.07252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032980645161" calcext:value-type="float">
            <text:p>3.72032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05872" calcext:value-type="float">
            <text:p>3.58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595767741935" calcext:value-type="float">
            <text:p>3.49595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1588" calcext:value-type="float">
            <text:p>3.56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553522580645" calcext:value-type="float">
            <text:p>3.65553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634314285714" calcext:value-type="float">
            <text:p>3.61634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125522580645" calcext:value-type="float">
            <text:p>3.70125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28532" calcext:value-type="float">
            <text:p>4.692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48929032258" calcext:value-type="float">
            <text:p>4.57848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13552" calcext:value-type="float">
            <text:p>4.39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599148387097" calcext:value-type="float">
            <text:p>4.08599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178438709677" calcext:value-type="float">
            <text:p>3.73178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2283870968" calcext:value-type="float">
            <text:p>3.24302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201" calcext:value-type="float">
            <text:p>3.382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092296774194" calcext:value-type="float">
            <text:p>3.50092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665514285714" calcext:value-type="float">
            <text:p>3.82665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914864516129" calcext:value-type="float">
            <text:p>4.56914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169070967742" calcext:value-type="float">
            <text:p>4.48169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14976" calcext:value-type="float">
            <text:p>4.31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253561290323" calcext:value-type="float">
            <text:p>4.16253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98752" calcext:value-type="float">
            <text:p>3.97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098916129032" calcext:value-type="float">
            <text:p>3.71098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683690322581" calcext:value-type="float">
            <text:p>3.42683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62164" calcext:value-type="float">
            <text:p>3.306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350012903226" calcext:value-type="float">
            <text:p>3.15350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6916" calcext:value-type="float">
            <text:p>2.75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49238709677" calcext:value-type="float">
            <text:p>2.53849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252228571429" calcext:value-type="float">
            <text:p>2.87252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027130434783" calcext:value-type="float">
            <text:p>3.330271304347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934742857143" calcext:value-type="float">
            <text:p>4.24934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289703225806" calcext:value-type="float">
            <text:p>4.20289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702658064516" calcext:value-type="float">
            <text:p>4.20702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78" calcext:value-type="float">
            <text:p>4.08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176581818182" calcext:value-type="float">
            <text:p>3.321765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14744" calcext:value-type="float">
            <text:p>3.21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61161290323" calcext:value-type="float">
            <text:p>3.62761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1424" calcext:value-type="float">
            <text:p>3.7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167148387097" calcext:value-type="float">
            <text:p>3.81167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740742857143" calcext:value-type="float">
            <text:p>3.96740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038116129032" calcext:value-type="float">
            <text:p>4.18038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131819354839" calcext:value-type="float">
            <text:p>4.13131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76392" calcext:value-type="float">
            <text:p>4.37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837272727273" calcext:value-type="float">
            <text:p>4.298372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620430769231" calcext:value-type="float">
            <text:p>3.686204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04903225806" calcext:value-type="float">
            <text:p>3.51404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80224" calcext:value-type="float">
            <text:p>3.27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22864516129" calcext:value-type="float">
            <text:p>2.92322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37736" calcext:value-type="float">
            <text:p>2.96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877522580645" calcext:value-type="float">
            <text:p>2.90877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52142857143" calcext:value-type="float">
            <text:p>2.97452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38270967742" calcext:value-type="float">
            <text:p>2.77938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20206451613" calcext:value-type="float">
            <text:p>3.28820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495157894737" calcext:value-type="float">
            <text:p>4.324951578947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6936" calcext:value-type="float">
            <text:p>4.1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406580645161" calcext:value-type="float">
            <text:p>3.89406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29238709677" calcext:value-type="float">
            <text:p>3.60529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81696" calcext:value-type="float">
            <text:p>3.3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8484" calcext:value-type="float">
            <text:p>3.61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54296774194" calcext:value-type="float">
            <text:p>3.88954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18868965517" calcext:value-type="float">
            <text:p>4.032188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415225806452" calcext:value-type="float">
            <text:p>4.09415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068180645161" calcext:value-type="float">
            <text:p>4.25068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3408" calcext:value-type="float">
            <text:p>4.73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089522580645" calcext:value-type="float">
            <text:p>4.63089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68112" calcext:value-type="float">
            <text:p>4.35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293780645161" calcext:value-type="float">
            <text:p>4.01293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597470967742" calcext:value-type="float">
            <text:p>3.70597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66504" calcext:value-type="float">
            <text:p>3.47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915" calcext:value-type="float">
            <text:p>3.35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298" calcext:value-type="float">
            <text:p>4.416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32832" calcext:value-type="float">
            <text:p>4.32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761651612903" calcext:value-type="float">
            <text:p>4.20761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06776" calcext:value-type="float">
            <text:p>4.100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49215483871" calcext:value-type="float">
            <text:p>4.0549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863" calcext:value-type="float">
            <text:p>4.27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79535483871" calcext:value-type="float">
            <text:p>4.88879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572412903226" calcext:value-type="float">
            <text:p>4.94572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42690909091" calcext:value-type="float">
            <text:p>4.870426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9684" calcext:value-type="float">
            <text:p>4.242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00670967742" calcext:value-type="float">
            <text:p>4.34300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61048" calcext:value-type="float">
            <text:p>4.49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85295483871" calcext:value-type="float">
            <text:p>4.7285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6704" calcext:value-type="float">
            <text:p>4.77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033961290323" calcext:value-type="float">
            <text:p>4.88033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7018" calcext:value-type="float">
            <text:p>5.097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440516129032" calcext:value-type="float">
            <text:p>5.1344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2446" calcext:value-type="float">
            <text:p>5.092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708" calcext:value-type="float">
            <text:p>5.02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421714285714" calcext:value-type="float">
            <text:p>4.89421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598" calcext:value-type="float">
            <text:p>4.66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0136" calcext:value-type="float">
            <text:p>4.3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244" calcext:value-type="float">
            <text:p>4.11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852" calcext:value-type="float">
            <text:p>3.89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0216" calcext:value-type="float">
            <text:p>3.7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792" calcext:value-type="float">
            <text:p>3.6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6256" calcext:value-type="float">
            <text:p>3.8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0744" calcext:value-type="float">
            <text:p>3.9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953028571429" calcext:value-type="float">
            <text:p>4.07953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7924" calcext:value-type="float">
            <text:p>4.21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6568" calcext:value-type="float">
            <text:p>4.0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644" calcext:value-type="float">
            <text:p>3.75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71" calcext:value-type="float">
            <text:p>3.4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054" calcext:value-type="float">
            <text:p>3.05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388" calcext:value-type="float">
            <text:p>2.59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2736" calcext:value-type="float">
            <text:p>2.3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782628571429" calcext:value-type="float">
            <text:p>2.63782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00496" calcext:value-type="float">
            <text:p>3.14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0852" calcext:value-type="float">
            <text:p>3.26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91542857143" calcext:value-type="float">
            <text:p>3.45991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8904" calcext:value-type="float">
            <text:p>4.4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1292" calcext:value-type="float">
            <text:p>4.24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8788" calcext:value-type="float">
            <text:p>4.01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0828" calcext:value-type="float">
            <text:p>3.83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1448" calcext:value-type="float">
            <text:p>3.7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527428571429" calcext:value-type="float">
            <text:p>3.55527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525942857143" calcext:value-type="float">
            <text:p>3.54525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52928" calcext:value-type="float">
            <text:p>4.09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8996" calcext:value-type="float">
            <text:p>4.15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370171428572" calcext:value-type="float">
            <text:p>4.253701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876" calcext:value-type="float">
            <text:p>4.46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872914285714" calcext:value-type="float">
            <text:p>4.41872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764" calcext:value-type="float">
            <text:p>4.71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412" calcext:value-type="float">
            <text:p>4.69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9272" calcext:value-type="float">
            <text:p>4.5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3448" calcext:value-type="float">
            <text:p>4.4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8612" calcext:value-type="float">
            <text:p>4.38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267771428571" calcext:value-type="float">
            <text:p>4.44267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45942857143" calcext:value-type="float">
            <text:p>4.76445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87072" calcext:value-type="float">
            <text:p>5.04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2812" calcext:value-type="float">
            <text:p>4.97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633485714286" calcext:value-type="float">
            <text:p>4.85633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2594" calcext:value-type="float">
            <text:p>4.752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1944" calcext:value-type="float">
            <text:p>4.6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8612" calcext:value-type="float">
            <text:p>4.38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596" calcext:value-type="float">
            <text:p>4.13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22" calcext:value-type="float">
            <text:p>3.91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1516" calcext:value-type="float">
            <text:p>4.00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825" calcext:value-type="float">
            <text:p>3.77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408685714286" calcext:value-type="float">
            <text:p>3.63408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45392" calcext:value-type="float">
            <text:p>3.704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450285714286" calcext:value-type="float">
            <text:p>3.91450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4668" calcext:value-type="float">
            <text:p>4.07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892" calcext:value-type="float">
            <text:p>4.21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996571428571" calcext:value-type="float">
            <text:p>4.07996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276" calcext:value-type="float">
            <text:p>3.98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7292" calcext:value-type="float">
            <text:p>3.98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228" calcext:value-type="float">
            <text:p>3.98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20457142857" calcext:value-type="float">
            <text:p>3.59620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628" calcext:value-type="float">
            <text:p>3.24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0668" calcext:value-type="float">
            <text:p>3.82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15712" calcext:value-type="float">
            <text:p>4.34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883314285714" calcext:value-type="float">
            <text:p>4.48883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5068" calcext:value-type="float">
            <text:p>4.73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4936" calcext:value-type="float">
            <text:p>4.6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6064" calcext:value-type="float">
            <text:p>4.5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092" calcext:value-type="float">
            <text:p>4.41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6588" calcext:value-type="float">
            <text:p>4.19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036" calcext:value-type="float">
            <text:p>3.97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650171428571" calcext:value-type="float">
            <text:p>3.79650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0704" calcext:value-type="float">
            <text:p>3.6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6256" calcext:value-type="float">
            <text:p>3.55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44457142857" calcext:value-type="float">
            <text:p>3.61144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964" calcext:value-type="float">
            <text:p>4.02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9676" calcext:value-type="float">
            <text:p>4.51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6908" calcext:value-type="float">
            <text:p>4.21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5664" calcext:value-type="float">
            <text:p>3.9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7684" calcext:value-type="float">
            <text:p>3.56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0964" calcext:value-type="float">
            <text:p>3.1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862285714286" calcext:value-type="float">
            <text:p>2.58862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6888" calcext:value-type="float">
            <text:p>2.7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93632" calcext:value-type="float">
            <text:p>3.439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554628571429" calcext:value-type="float">
            <text:p>3.44554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5464" calcext:value-type="float">
            <text:p>3.5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6972" calcext:value-type="float">
            <text:p>3.96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132" calcext:value-type="float">
            <text:p>4.73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0072" calcext:value-type="float">
            <text:p>4.6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004" calcext:value-type="float">
            <text:p>4.47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636" calcext:value-type="float">
            <text:p>4.45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8076" calcext:value-type="float">
            <text:p>4.41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811542857143" calcext:value-type="float">
            <text:p>4.29811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818" calcext:value-type="float">
            <text:p>4.48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4324" calcext:value-type="float">
            <text:p>4.62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902" calcext:value-type="float">
            <text:p>4.85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618" calcext:value-type="float">
            <text:p>4.99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1024" calcext:value-type="float">
            <text:p>4.8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764" calcext:value-type="float">
            <text:p>4.71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2564" calcext:value-type="float">
            <text:p>4.51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668" calcext:value-type="float">
            <text:p>4.32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392914285714" calcext:value-type="float">
            <text:p>4.11392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954" calcext:value-type="float">
            <text:p>3.93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8552" calcext:value-type="float">
            <text:p>3.9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618" calcext:value-type="float">
            <text:p>3.7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316" calcext:value-type="float">
            <text:p>3.54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5692" calcext:value-type="float">
            <text:p>3.88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5364" calcext:value-type="float">
            <text:p>4.0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5364" calcext:value-type="float">
            <text:p>4.0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5364" calcext:value-type="float">
            <text:p>4.0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0048" calcext:value-type="float">
            <text:p>3.9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2388" calcext:value-type="float">
            <text:p>3.61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87885714286" calcext:value-type="float">
            <text:p>3.11287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4" calcext:value-type="float">
            <text:p>2.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4988" calcext:value-type="float">
            <text:p>4.09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092" calcext:value-type="float">
            <text:p>4.41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8332" calcext:value-type="float">
            <text:p>4.68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532" calcext:value-type="float">
            <text:p>4.764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8652" calcext:value-type="float">
            <text:p>4.70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0972" calcext:value-type="float">
            <text:p>4.22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274628571429" calcext:value-type="float">
            <text:p>3.90274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868" calcext:value-type="float">
            <text:p>3.64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3496" calcext:value-type="float">
            <text:p>3.3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4184" calcext:value-type="float">
            <text:p>3.5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1812" calcext:value-type="float">
            <text:p>3.32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7084" calcext:value-type="float">
            <text:p>3.84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5668" calcext:value-type="float">
            <text:p>4.45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852" calcext:value-type="float">
            <text:p>4.6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596" calcext:value-type="float">
            <text:p>4.51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4792" calcext:value-type="float">
            <text:p>4.3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066" calcext:value-type="float">
            <text:p>4.01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79542857143" calcext:value-type="float">
            <text:p>3.64279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204" calcext:value-type="float">
            <text:p>3.41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3104" calcext:value-type="float">
            <text:p>3.7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2616" calcext:value-type="float">
            <text:p>3.9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3444" calcext:value-type="float">
            <text:p>3.93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7464" calcext:value-type="float">
            <text:p>4.3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832" calcext:value-type="float">
            <text:p>4.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5676" calcext:value-type="float">
            <text:p>4.26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248914285714" calcext:value-type="float">
            <text:p>4.02248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286" calcext:value-type="float">
            <text:p>3.8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4412" calcext:value-type="float">
            <text:p>3.80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7492" calcext:value-type="float">
            <text:p>4.31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42" calcext:value-type="float">
            <text:p>4.37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39" calcext:value-type="float">
            <text:p>4.53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4784" calcext:value-type="float">
            <text:p>4.4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184" calcext:value-type="float">
            <text:p>4.5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7964" calcext:value-type="float">
            <text:p>4.53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0296" calcext:value-type="float">
            <text:p>4.4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804" calcext:value-type="float">
            <text:p>4.27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5804" calcext:value-type="float">
            <text:p>3.7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404" calcext:value-type="float">
            <text:p>3.48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2244" calcext:value-type="float">
            <text:p>3.22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2208" calcext:value-type="float">
            <text:p>3.4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324" calcext:value-type="float">
            <text:p>3.60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076" calcext:value-type="float">
            <text:p>3.5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7712" calcext:value-type="float">
            <text:p>3.5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276" calcext:value-type="float">
            <text:p>3.98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8036" calcext:value-type="float">
            <text:p>4.09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232114285714" calcext:value-type="float">
            <text:p>4.20232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5336" calcext:value-type="float">
            <text:p>4.0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8232" calcext:value-type="float">
            <text:p>3.8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8972" calcext:value-type="float">
            <text:p>3.45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3" calcext:value-type="float">
            <text:p>3.6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7488" calcext:value-type="float">
            <text:p>3.77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6428" calcext:value-type="float">
            <text:p>4.18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6092" calcext:value-type="float">
            <text:p>4.54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598" calcext:value-type="float">
            <text:p>4.66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0656" calcext:value-type="float">
            <text:p>4.7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5884" calcext:value-type="float">
            <text:p>4.40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862" calcext:value-type="float">
            <text:p>4.19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9108" calcext:value-type="float">
            <text:p>4.03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756" calcext:value-type="float">
            <text:p>3.88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0972" calcext:value-type="float">
            <text:p>4.22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354" calcext:value-type="float">
            <text:p>5.46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83" calcext:value-type="float">
            <text:p>5.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3304" calcext:value-type="float">
            <text:p>5.3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224" calcext:value-type="float">
            <text:p>5.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922971428572" calcext:value-type="float">
            <text:p>5.049229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8192" calcext:value-type="float">
            <text:p>4.8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8736" calcext:value-type="float">
            <text:p>4.6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0776" calcext:value-type="float">
            <text:p>4.4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3976" calcext:value-type="float">
            <text:p>4.6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5116" calcext:value-type="float">
            <text:p>4.86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58" calcext:value-type="float">
            <text:p>4.76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49" calcext:value-type="float">
            <text:p>4.91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6952" calcext:value-type="float">
            <text:p>5.0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6876" calcext:value-type="float">
            <text:p>4.97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5812" calcext:value-type="float">
            <text:p>4.84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5952" calcext:value-type="float">
            <text:p>4.6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551314285714" calcext:value-type="float">
            <text:p>4.59551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9036" calcext:value-type="float">
            <text:p>4.47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434" calcext:value-type="float">
            <text:p>4.2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3416" calcext:value-type="float">
            <text:p>3.9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6716" calcext:value-type="float">
            <text:p>3.69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4324" calcext:value-type="float">
            <text:p>3.3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8784" calcext:value-type="float">
            <text:p>3.4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43" calcext:value-type="float">
            <text:p>3.9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7012" calcext:value-type="float">
            <text:p>4.28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804" calcext:value-type="float">
            <text:p>4.6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298" calcext:value-type="float">
            <text:p>4.79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549828571429" calcext:value-type="float">
            <text:p>4.58549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372" calcext:value-type="float">
            <text:p>3.99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6816" calcext:value-type="float">
            <text:p>4.4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1036" calcext:value-type="float">
            <text:p>5.24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5016" calcext:value-type="float">
            <text:p>5.3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8196" calcext:value-type="float">
            <text:p>5.37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622" calcext:value-type="float">
            <text:p>5.31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419771428571" calcext:value-type="float">
            <text:p>5.17419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1128" calcext:value-type="float">
            <text:p>4.9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5416" calcext:value-type="float">
            <text:p>4.7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3072" calcext:value-type="float">
            <text:p>4.5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1556" calcext:value-type="float">
            <text:p>4.32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3552" calcext:value-type="float">
            <text:p>4.5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8012" calcext:value-type="float">
            <text:p>4.66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408" calcext:value-type="float">
            <text:p>4.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6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5388" calcext:value-type="float">
            <text:p>4.75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858628571429" calcext:value-type="float">
            <text:p>4.90858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5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4468" calcext:value-type="float">
            <text:p>5.01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5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8476" calcext:value-type="float">
            <text:p>5.07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5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348" calcext:value-type="float">
            <text:p>4.94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5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5896" calcext:value-type="float">
            <text:p>4.7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5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5876" calcext:value-type="float">
            <text:p>4.59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5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8716" calcext:value-type="float">
            <text:p>4.45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5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1424" calcext:value-type="float">
            <text:p>4.28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5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464" calcext:value-type="float">
            <text:p>4.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93142857143" calcext:value-type="float">
            <text:p>3.96893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5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35808" calcext:value-type="float">
            <text:p>4.11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5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4896" calcext:value-type="float">
            <text:p>4.3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818971428571" calcext:value-type="float">
            <text:p>4.34818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5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604" calcext:value-type="float">
            <text:p>4.19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5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5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9708" calcext:value-type="float">
            <text:p>3.7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5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6292" calcext:value-type="float">
            <text:p>3.60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5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5904" calcext:value-type="float">
            <text:p>3.2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5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3728" calcext:value-type="float">
            <text:p>2.9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5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044" calcext:value-type="float">
            <text:p>2.89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616914285714" calcext:value-type="float">
            <text:p>2.98616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5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5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0548" calcext:value-type="float">
            <text:p>2.860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5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58742857143" calcext:value-type="float">
            <text:p>2.74058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5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7088" calcext:value-type="float">
            <text:p>3.1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5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5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0732" calcext:value-type="float">
            <text:p>3.5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5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1652" calcext:value-type="float">
            <text:p>3.3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5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6504" calcext:value-type="float">
            <text:p>3.01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5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556" calcext:value-type="float">
            <text:p>3.05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5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884" calcext:value-type="float">
            <text:p>3.41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5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5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924342857143" calcext:value-type="float">
            <text:p>4.17924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5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0624" calcext:value-type="float">
            <text:p>4.61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5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796" calcext:value-type="float">
            <text:p>5.35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5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5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4912" calcext:value-type="float">
            <text:p>5.2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5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0292" calcext:value-type="float">
            <text:p>5.13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5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108" calcext:value-type="float">
            <text:p>4.92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62955089581801</text:p>
          </table:table-cell>
          <table:table-cell office:value-type="string" calcext:value-type="string">
            <text:p>195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25712" calcext:value-type="float">
            <text:p>4.72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434" meta:object-count="0"/>
    <meta:user-defined meta:name="AppVersion">3.0</meta:user-defined>
  </office:meta>
</office:document-meta>
</file>